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931in" style:rel-column-width="10347*"/>
    </style:style>
    <style:style style:name="Table1.B" style:family="table-column">
      <style:table-column-properties style:column-width="5.8319in" style:rel-column-width="5518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itle">
      <style:text-properties officeooo:rsid="00021828" officeooo:paragraph-rsid="00021828"/>
    </style:style>
    <style:style style:name="P2" style:family="paragraph" style:parent-style-name="Text_20_body">
      <style:text-properties officeooo:rsid="00021828" officeooo:paragraph-rsid="00021828"/>
    </style:style>
    <style:style style:name="P3" style:family="paragraph" style:parent-style-name="Subtitle">
      <style:text-properties officeooo:rsid="00021828" officeooo:paragraph-rsid="00021828"/>
    </style:style>
    <style:style style:name="P4" style:family="paragraph" style:parent-style-name="Heading_20_3">
      <style:paragraph-properties fo:text-align="center" style:justify-single-word="false"/>
      <style:text-properties officeooo:rsid="00021828" officeooo:paragraph-rsid="00021828"/>
    </style:style>
    <style:style style:name="P5" style:family="paragraph" style:parent-style-name="Heading_20_1">
      <style:paragraph-properties fo:break-before="page"/>
      <style:text-properties officeooo:rsid="00021828" officeooo:paragraph-rsid="00021828"/>
    </style:style>
    <style:style style:name="P6" style:family="paragraph" style:parent-style-name="Text_20_body">
      <style:text-properties officeooo:rsid="0004643f" officeooo:paragraph-rsid="0004643f"/>
    </style:style>
    <style:style style:name="P7" style:family="paragraph" style:parent-style-name="Endnote">
      <style:text-properties officeooo:rsid="00065823" officeooo:paragraph-rsid="00065823"/>
    </style:style>
    <style:style style:name="P8" style:family="paragraph" style:parent-style-name="Text_20_body">
      <style:text-properties officeooo:rsid="00065823" officeooo:paragraph-rsid="00065823"/>
    </style:style>
    <style:style style:name="P9" style:family="paragraph" style:parent-style-name="Endnote">
      <style:text-properties officeooo:paragraph-rsid="00065823"/>
    </style:style>
    <style:style style:name="P10" style:family="paragraph" style:parent-style-name="Text_20_body">
      <style:text-properties officeooo:rsid="00087048" officeooo:paragraph-rsid="00087048"/>
    </style:style>
    <style:style style:name="P11" style:family="paragraph" style:parent-style-name="Heading_20_1">
      <style:paragraph-properties fo:break-before="page"/>
      <style:text-properties officeooo:rsid="000a551d" officeooo:paragraph-rsid="000a551d"/>
    </style:style>
    <style:style style:name="P12" style:family="paragraph" style:parent-style-name="Text_20_body">
      <style:text-properties officeooo:rsid="000b7b3e" officeooo:paragraph-rsid="000b7b3e"/>
    </style:style>
    <style:style style:name="P13" style:family="paragraph" style:parent-style-name="Text_20_body">
      <style:text-properties officeooo:rsid="000d3ee8" officeooo:paragraph-rsid="000d3ee8"/>
    </style:style>
    <style:style style:name="P14" style:family="paragraph" style:parent-style-name="Text_20_body">
      <style:text-properties officeooo:rsid="000f1ad7" officeooo:paragraph-rsid="000f1ad7"/>
    </style:style>
    <style:style style:name="P15" style:family="paragraph" style:parent-style-name="Text_20_body">
      <style:text-properties officeooo:rsid="00129ed5" officeooo:paragraph-rsid="001568e6"/>
    </style:style>
    <style:style style:name="P16" style:family="paragraph" style:parent-style-name="Text_20_body">
      <style:text-properties officeooo:rsid="001a96db" officeooo:paragraph-rsid="001a96db"/>
    </style:style>
    <style:style style:name="P17" style:family="paragraph" style:parent-style-name="Text_20_body">
      <style:text-properties officeooo:rsid="00203fa1" officeooo:paragraph-rsid="00203fa1"/>
    </style:style>
    <style:style style:name="P18" style:family="paragraph" style:parent-style-name="Text_20_body">
      <style:text-properties officeooo:rsid="00203fa1" officeooo:paragraph-rsid="00637511"/>
    </style:style>
    <style:style style:name="P19" style:family="paragraph" style:parent-style-name="Heading_20_1">
      <style:text-properties officeooo:rsid="002b171b" officeooo:paragraph-rsid="002b171b"/>
    </style:style>
    <style:style style:name="P20" style:family="paragraph" style:parent-style-name="Text_20_body">
      <style:text-properties officeooo:rsid="002b171b" officeooo:paragraph-rsid="002b171b"/>
    </style:style>
    <style:style style:name="P21" style:family="paragraph" style:parent-style-name="Heading_20_1">
      <style:text-properties officeooo:rsid="002e9850" officeooo:paragraph-rsid="002e9850"/>
    </style:style>
    <style:style style:name="P22" style:family="paragraph" style:parent-style-name="Text_20_body">
      <style:text-properties officeooo:rsid="00306385" officeooo:paragraph-rsid="00306385"/>
    </style:style>
    <style:style style:name="P23" style:family="paragraph" style:parent-style-name="Text_20_body">
      <style:text-properties officeooo:rsid="0033aa36" officeooo:paragraph-rsid="0035eca6"/>
    </style:style>
    <style:style style:name="P24" style:family="paragraph" style:parent-style-name="Heading_20_1" style:list-style-name="">
      <style:text-properties officeooo:rsid="003703bd" officeooo:paragraph-rsid="003703bd"/>
    </style:style>
    <style:style style:name="P25" style:family="paragraph" style:parent-style-name="Heading_20_1">
      <style:paragraph-properties fo:break-before="page"/>
      <style:text-properties officeooo:rsid="003703bd" officeooo:paragraph-rsid="003703bd"/>
    </style:style>
    <style:style style:name="P26" style:family="paragraph" style:parent-style-name="Text_20_body">
      <style:text-properties officeooo:rsid="003b65c7" officeooo:paragraph-rsid="003b65c7"/>
    </style:style>
    <style:style style:name="P27" style:family="paragraph" style:parent-style-name="Text_20_body">
      <style:text-properties officeooo:rsid="003d8067" officeooo:paragraph-rsid="003d8067"/>
    </style:style>
    <style:style style:name="P28" style:family="paragraph" style:parent-style-name="Heading_20_1">
      <style:text-properties officeooo:rsid="003e25d0" officeooo:paragraph-rsid="003e25d0"/>
    </style:style>
    <style:style style:name="P29" style:family="paragraph" style:parent-style-name="Text_20_body">
      <style:text-properties officeooo:rsid="003fb642" officeooo:paragraph-rsid="003fb642"/>
    </style:style>
    <style:style style:name="P30" style:family="paragraph" style:parent-style-name="Text_20_body">
      <style:text-properties officeooo:rsid="00434725" officeooo:paragraph-rsid="00434725"/>
    </style:style>
    <style:style style:name="P31" style:family="paragraph" style:parent-style-name="Text_20_body">
      <style:text-properties officeooo:rsid="0046494e" officeooo:paragraph-rsid="0046494e"/>
    </style:style>
    <style:style style:name="P32" style:family="paragraph" style:parent-style-name="Heading_20_1">
      <style:text-properties officeooo:rsid="0046c0ef" officeooo:paragraph-rsid="0046c0ef"/>
    </style:style>
    <style:style style:name="P33" style:family="paragraph" style:parent-style-name="Table_20_Contents">
      <style:text-properties officeooo:rsid="0046c0ef" officeooo:paragraph-rsid="0046c0ef"/>
    </style:style>
    <style:style style:name="P34" style:family="paragraph" style:parent-style-name="Table_20_Contents">
      <style:text-properties officeooo:rsid="0047658e" officeooo:paragraph-rsid="0047658e"/>
    </style:style>
    <style:style style:name="P35" style:family="paragraph" style:parent-style-name="Text_20_body">
      <style:text-properties officeooo:paragraph-rsid="0046c0ef"/>
    </style:style>
    <style:style style:name="T1" style:family="text">
      <style:text-properties officeooo:rsid="00028ecc"/>
    </style:style>
    <style:style style:name="T2" style:family="text">
      <style:text-properties officeooo:rsid="0004643f"/>
    </style:style>
    <style:style style:name="T3" style:family="text">
      <style:text-properties officeooo:rsid="00604860"/>
    </style:style>
    <style:style style:name="T4" style:family="text">
      <style:text-properties officeooo:rsid="004d47b6"/>
    </style:style>
    <style:style style:name="T5" style:family="text">
      <style:text-properties officeooo:rsid="0010c38e"/>
    </style:style>
    <style:style style:name="T6" style:family="text">
      <style:text-properties officeooo:rsid="0005101b"/>
    </style:style>
    <style:style style:name="T7" style:family="text">
      <style:text-properties officeooo:rsid="004d4a5a"/>
    </style:style>
    <style:style style:name="T8" style:family="text">
      <style:text-properties officeooo:rsid="00065823"/>
    </style:style>
    <style:style style:name="T9" style:family="text">
      <style:text-properties style:font-name="Liberation Serif" officeooo:rsid="00065823"/>
    </style:style>
    <style:style style:name="T10" style:family="text">
      <style:text-properties style:font-name="Liberation Serif"/>
    </style:style>
    <style:style style:name="T11" style:family="text">
      <style:text-properties style:font-name="Liberation Serif" officeooo:rsid="00070180"/>
    </style:style>
    <style:style style:name="T12" style:family="text">
      <style:text-properties style:font-name="Liberation Serif" officeooo:rsid="00074e66"/>
    </style:style>
    <style:style style:name="T13" style:family="text">
      <style:text-properties style:text-underline-style="none" officeooo:rsid="00065823"/>
    </style:style>
    <style:style style:name="T14" style:family="text">
      <style:text-properties style:text-underline-style="none" officeooo:rsid="00070180"/>
    </style:style>
    <style:style style:name="T15" style:family="text">
      <style:text-properties style:font-name="Liberation Serif" officeooo:rsid="004edab7"/>
    </style:style>
    <style:style style:name="T16" style:family="text">
      <style:text-properties style:text-position="super 58%" style:font-name="Liberation Serif" officeooo:rsid="00074e66"/>
    </style:style>
    <style:style style:name="T17" style:family="text">
      <style:text-properties style:text-position="0% 100%" style:font-name="Liberation Serif" officeooo:rsid="00074e66"/>
    </style:style>
    <style:style style:name="T18" style:family="text">
      <style:text-properties style:text-position="0% 100%" style:font-name="Liberation Serif" officeooo:rsid="00087048"/>
    </style:style>
    <style:style style:name="T19" style:family="text">
      <style:text-properties style:text-position="0% 100%" style:font-name="Liberation Serif"/>
    </style:style>
    <style:style style:name="T20" style:family="text">
      <style:text-properties style:text-position="0% 100%" style:font-name="Liberation Serif" officeooo:rsid="0010c38e"/>
    </style:style>
    <style:style style:name="T21" style:family="text">
      <style:text-properties officeooo:rsid="0029caef"/>
    </style:style>
    <style:style style:name="T22" style:family="text">
      <style:text-properties officeooo:rsid="0062a527"/>
    </style:style>
    <style:style style:name="T23" style:family="text">
      <style:text-properties officeooo:rsid="0062c3d5"/>
    </style:style>
    <style:style style:name="T24" style:family="text">
      <style:text-properties officeooo:rsid="000cf260"/>
    </style:style>
    <style:style style:name="T25" style:family="text">
      <style:text-properties officeooo:rsid="000f17af"/>
    </style:style>
    <style:style style:name="T26" style:family="text">
      <style:text-properties style:text-position="super 58%" officeooo:rsid="000f17af"/>
    </style:style>
    <style:style style:name="T27" style:family="text">
      <style:text-properties style:text-position="0% 100%" officeooo:rsid="000f17af"/>
    </style:style>
    <style:style style:name="T28" style:family="text">
      <style:text-properties style:text-position="0% 100%" officeooo:rsid="005236ce"/>
    </style:style>
    <style:style style:name="T29" style:family="text">
      <style:text-properties style:text-position="0% 100%"/>
    </style:style>
    <style:style style:name="T30" style:family="text">
      <style:text-properties style:text-position="0% 100%" officeooo:rsid="0010c38e"/>
    </style:style>
    <style:style style:name="T31" style:family="text">
      <style:text-properties style:text-position="0% 100%" officeooo:rsid="001e2f0f"/>
    </style:style>
    <style:style style:name="T32" style:family="text">
      <style:text-properties style:text-position="0% 100%" officeooo:rsid="001568e6"/>
    </style:style>
    <style:style style:name="T33" style:family="text">
      <style:text-properties style:text-position="0% 100%" officeooo:rsid="00185eb0"/>
    </style:style>
    <style:style style:name="T34" style:family="text">
      <style:text-properties style:text-position="0% 100%" officeooo:rsid="00237954"/>
    </style:style>
    <style:style style:name="T35" style:family="text">
      <style:text-properties style:text-position="0% 100%" officeooo:rsid="0053c8f4"/>
    </style:style>
    <style:style style:name="T36" style:family="text">
      <style:text-properties style:text-position="0% 100%" officeooo:rsid="0015bc6e"/>
    </style:style>
    <style:style style:name="T37" style:family="text">
      <style:text-properties style:text-position="0% 100%" officeooo:rsid="0014485e"/>
    </style:style>
    <style:style style:name="T38" style:family="text">
      <style:text-properties style:text-position="0% 100%" fo:font-style="normal" officeooo:rsid="001568e6" style:font-style-asian="normal" style:font-style-complex="normal"/>
    </style:style>
    <style:style style:name="T39" style:family="text">
      <style:text-properties style:text-position="0% 100%" fo:font-style="normal" officeooo:rsid="0015bc6e" style:font-style-asian="normal" style:font-style-complex="normal"/>
    </style:style>
    <style:style style:name="T40" style:family="text">
      <style:text-properties style:text-position="0% 100%" fo:font-style="normal" officeooo:rsid="0063239e" style:font-style-asian="normal" style:font-style-complex="normal"/>
    </style:style>
    <style:style style:name="T41" style:family="text">
      <style:text-properties style:text-position="0% 100%" fo:font-style="normal" officeooo:rsid="0053c8f4" style:font-style-asian="normal" style:font-style-complex="normal"/>
    </style:style>
    <style:style style:name="T42" style:family="text">
      <style:text-properties style:text-position="0% 100%" fo:font-style="normal" officeooo:rsid="001a96db" style:font-style-asian="normal" style:font-style-complex="normal"/>
    </style:style>
    <style:style style:name="T43" style:family="text">
      <style:text-properties style:text-position="0% 100%" fo:font-style="normal" style:font-style-asian="normal" style:font-style-complex="normal"/>
    </style:style>
    <style:style style:name="T44" style:family="text">
      <style:text-properties style:text-position="0% 100%" fo:font-style="normal" officeooo:rsid="001c0efa" style:font-style-asian="normal" style:font-style-complex="normal"/>
    </style:style>
    <style:style style:name="T45" style:family="text">
      <style:text-properties style:text-position="0% 100%" fo:font-style="normal" officeooo:rsid="001c991e" style:font-style-asian="normal" style:font-style-complex="normal"/>
    </style:style>
    <style:style style:name="T46" style:family="text">
      <style:text-properties style:text-position="0% 100%" fo:font-style="normal" officeooo:rsid="001d2366" style:font-style-asian="normal" style:font-style-complex="normal"/>
    </style:style>
    <style:style style:name="T47" style:family="text">
      <style:text-properties style:text-position="0% 100%" fo:font-style="normal" officeooo:rsid="001e2f0f" style:font-style-asian="normal" style:font-style-complex="normal"/>
    </style:style>
    <style:style style:name="T48" style:family="text">
      <style:text-properties style:text-position="0% 100%" fo:font-style="normal" officeooo:rsid="001f3cd4" style:font-style-asian="normal" style:font-style-complex="normal"/>
    </style:style>
    <style:style style:name="T49" style:family="text">
      <style:text-properties style:text-position="0% 100%" fo:font-style="normal" officeooo:rsid="005b7cf6" style:font-style-asian="normal" style:font-style-complex="normal"/>
    </style:style>
    <style:style style:name="T50" style:family="text">
      <style:text-properties style:text-position="0% 100%" fo:font-style="normal" officeooo:rsid="00544a21" style:font-style-asian="normal" style:font-style-complex="normal"/>
    </style:style>
    <style:style style:name="T51" style:family="text">
      <style:text-properties style:text-position="0% 100%" fo:font-style="normal" officeooo:rsid="0021eef3" style:font-style-asian="normal" style:font-style-complex="normal"/>
    </style:style>
    <style:style style:name="T52" style:family="text">
      <style:text-properties officeooo:rsid="00544a21"/>
    </style:style>
    <style:style style:name="T53" style:family="text">
      <style:text-properties officeooo:rsid="002832f1"/>
    </style:style>
    <style:style style:name="T54" style:family="text">
      <style:text-properties officeooo:rsid="0029b238"/>
    </style:style>
    <style:style style:name="T55" style:family="text">
      <style:text-properties officeooo:rsid="002db000"/>
    </style:style>
    <style:style style:name="T56" style:family="text">
      <style:text-properties fo:font-style="italic"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30d49f" style:font-style-asian="normal" style:font-style-complex="normal"/>
    </style:style>
    <style:style style:name="T59" style:family="text">
      <style:text-properties fo:font-style="italic" officeooo:rsid="0030d49f" style:font-style-asian="italic" style:font-style-complex="italic"/>
    </style:style>
    <style:style style:name="T60" style:family="text">
      <style:text-properties fo:font-style="normal" fo:font-weight="normal" officeooo:rsid="0030d49f" style:font-style-asian="normal" style:font-weight-asian="normal" style:font-style-complex="normal" style:font-weight-complex="normal"/>
    </style:style>
    <style:style style:name="T61" style:family="text">
      <style:text-properties fo:font-style="normal" fo:font-weight="normal" officeooo:rsid="0067438a" style:font-style-asian="normal" style:font-weight-asian="normal" style:font-style-complex="normal" style:font-weight-complex="normal"/>
    </style:style>
    <style:style style:name="T62" style:family="text">
      <style:text-properties fo:font-style="normal" fo:font-weight="normal" officeooo:rsid="0031b891" style:font-style-asian="normal" style:font-weight-asian="normal" style:font-style-complex="normal" style:font-weight-complex="normal"/>
    </style:style>
    <style:style style:name="T63" style:family="text">
      <style:text-properties fo:font-style="normal" fo:font-weight="normal" officeooo:rsid="00544a21" style:font-style-asian="normal" style:font-weight-asian="normal" style:font-style-complex="normal" style:font-weight-complex="normal"/>
    </style:style>
    <style:style style:name="T64" style:family="text">
      <style:text-properties officeooo:rsid="003673a2"/>
    </style:style>
    <style:style style:name="T65" style:family="text">
      <style:text-properties officeooo:rsid="0054d6a3"/>
    </style:style>
    <style:style style:name="T66" style:family="text">
      <style:text-properties officeooo:rsid="00342594"/>
    </style:style>
    <style:style style:name="T67" style:family="text">
      <style:text-properties officeooo:rsid="00581bb5"/>
    </style:style>
    <style:style style:name="T68" style:family="text">
      <style:text-properties officeooo:rsid="0059b36d"/>
    </style:style>
    <style:style style:name="T69" style:family="text">
      <style:text-properties officeooo:rsid="0035eca6"/>
    </style:style>
    <style:style style:name="T70" style:family="text">
      <style:text-properties officeooo:rsid="003d8067"/>
    </style:style>
    <style:style style:name="T71" style:family="text">
      <style:text-properties officeooo:rsid="003bf70e"/>
    </style:style>
    <style:style style:name="T72" style:family="text">
      <style:text-properties officeooo:rsid="003e25d0"/>
    </style:style>
    <style:style style:name="T73" style:family="text">
      <style:text-properties officeooo:rsid="003fda39"/>
    </style:style>
    <style:style style:name="T74" style:family="text">
      <style:text-properties officeooo:rsid="004121f9"/>
    </style:style>
    <style:style style:name="T75" style:family="text">
      <style:text-properties officeooo:rsid="0046c0ef"/>
    </style:style>
    <style:style style:name="T76" style:family="text">
      <style:text-properties officeooo:rsid="0044ab5f"/>
    </style:style>
    <style:style style:name="T77" style:family="text">
      <style:text-properties officeooo:rsid="0046494e"/>
    </style:style>
    <style:style style:name="T78" style:family="text">
      <style:text-properties officeooo:rsid="00495c26"/>
    </style:style>
    <style:style style:name="T79" style:family="text">
      <style:text-properties officeooo:rsid="005ed6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hesis Proposal</text:p>
      <text:p text:style-name="P2"/>
      <text:p text:style-name="P3">Knuth-Bendix Completion for Program Optimization</text:p>
      <text:p text:style-name="P2"/>
      <text:h text:style-name="P4" text:outline-level="3">Michael Schifferer</text:h>
      <text:h text:style-name="P5" text:outline-level="1">Problem Description</text:h>
      <text:p text:style-name="P2">Term rewriting is an intuitive tool for program optimization. Finding patterns in a given term and replacing it with a simpler, yet <text:span text:style-name="T1">semantically </text:span>equivalent, term <text:span text:style-name="T1">is a relatively straightforward process. Additionally, correctness depends only on the rewrite rules used in the process. </text:span><text:span text:style-name="T2">The difficulty lies primarily in finding an order in which to apply the rules, such that the final term is optimal with respect to the relevant criteria. A pragmatic solution to this is to simply apply all possible rules at every point in the sequence. This represents breadth-first search </text:span><text:span text:style-name="T3">over</text:span><text:span text:style-name="T2"> the space of all terms </text:span><text:span text:style-name="T4">that</text:span><text:span text:style-name="T2"> are equivalent to the original term. Since this search space is infinite for many interesting domains, the approach is inefficient and prone to missing candidates for the optimal term. </text:span></text:p>
      <text:p text:style-name="P6">An improvement on this naive approach is Equality Saturation <text:span text:style-name="T5">(EqSat)</text:span>. <text:span text:style-name="T6">It allows more efficient storage of the graph resulting from iteratively applying all possible rules using an E-graph. The data structure contains E-nodes and E-classes, with the former being term symbols and the latter being equivalence classes </text:span><text:span text:style-name="T7">that</text:span><text:span text:style-name="T6"> each contain the set of root symbols of equivalent terms. Applying rewrite rules grows the E-graph by adding new nodes, and a rebuilding step ensures that equivalent terms are part of the same E-class. A major advantage of this data structure is that certain patterns, such as multiplication with a neutral element in arithmetic, don’t grow the graph infinitely. As a result, the E-graph may reach a fixpoint, at which additional iterations of rule applications don’t change the graph anymore. At this point, saturation is reached, and the </text:span><text:span text:style-name="T8">optimal term can be extracted from the graph.</text:span><text:span text:style-name="T9"><text:note text:id="ftn1" text:note-class="endnote"><text:note-citation text:label="1">1</text:note-citation><text:note-body><text:p text:style-name="P7">Max Willsey, Chandrakana Nandi, Yisu Remy Wang, Oliver Flatt, Zachary Tatlock, and Pavel Panchekha. 2021. Egg: Fast and extensible equality saturation. Proc. ACM Program. Lang. 5, POPL, Article 23 (January 2021), 29 pages. https://doi.org/10.1145/3434304</text:p></text:note-body></text:note></text:span></text:p>
      <text:p text:style-name="P8"><text:span text:style-name="T10">Equality Saturation works well on terms of low complexity, but is computationally expensive. As a result, </text:span><text:span text:style-name="T11">saturation may not be reached due to resource limitations when term complexity increases. To combat this problem, a variety of improvements have been proposed </text:span><text:span text:style-name="T12">for</text:span><text:span text:style-name="T11"> aspects </text:span><text:span text:style-name="T12">such as</text:span><text:span text:style-name="T11"> rule matching</text:span><text:span text:style-name="T11"><text:note text:id="ftn2" text:note-class="endnote"><text:note-citation text:label="2">2</text:note-citation><text:note-body><text:p text:style-name="P9"><text:span text:style-name="T13">Yihong Zhang, Yisu Remy Wang, Max Willsey, Zachary Tatlock. </text:span><text:span text:style-name="T14">2021. Relational E-Matching</text:span><text:span text:style-name="T13"> arXiv:2108.02290</text:span></text:p></text:note-body></text:note></text:span><text:span text:style-name="T11">, </text:span><text:span text:style-name="T12">term extraction</text:span><text:span text:style-name="T12"><text:note text:id="ftn3" text:note-class="endnote"><text:note-citation text:label="3">3</text:note-citation><text:note-body><text:p text:style-name="Endnote">Amir Kafshdar Goharshady, Chun Kit Lam, and Lionel Parreaux. 2024. Fast and Optimal Extraction for Sparse Equality Graphs. Proc. ACM Program. Lang. 8, OOPSLA2, Article 361 (October 2024), 27 pages. https://doi.org/10.1145/3689801</text:p></text:note-body></text:note></text:span><text:span text:style-name="T12">, and the data structure itself.</text:span><text:span text:style-name="T12"><text:note text:id="ftn4" text:note-class="endnote"><text:note-citation text:label="4">4</text:note-citation><text:note-body><text:p text:style-name="Endnote">https://steuwer.info/files/publications/2025/PLDI-2025.pdf</text:p></text:note-body></text:note></text:span><text:span text:style-name="T12"> Less attention has been </text:span><text:span text:style-name="T15">given</text:span><text:span text:style-name="T12"> to rule selection. Existing implementations such as Egg</text:span><text:span text:style-name="T16"><text:note-ref text:note-class="endnote" text:reference-format="text" text:ref-name="ftn1">1</text:note-ref></text:span><text:span text:style-name="T16"><text:note-ref text:note-class="endnote" text:reference-format="chapter" text:ref-name="ftn1"/></text:span><text:span text:style-name="T17"> </text:span><text:span text:style-name="T18">and Cranelift</text:span><text:span text:style-name="T18"><text:note text:id="ftn5" text:note-class="endnote"><text:note-citation text:label="5">5</text:note-citation><text:note-body><text:p text:style-name="Endnote">https://cfallin.org/pubs/egraphs2023_aegraphs_slides.pdf</text:p></text:note-body></text:note></text:span><text:span text:style-name="T18"> seem to use hand-written rule sets, with limited use of bidirectional rules. The latter helps with keeping E-graph size manageable and adds guidance, given a simplifying direction. However, it also increases the likelihood of missing crucial rewrites, given that in many cases, to find an optimal term, an increase in complexity has to precede simplification.</text:span></text:p>
      <text:p text:style-name="P10"><text:span text:style-name="T19">Due to resource limitations, </text:span><text:span text:style-name="T20">EqSat</text:span><text:span text:style-name="T19"> fails to give any guarantees regarding coverage of the search space and optimality. In addition, complexity of terms in the context of program optimization does not coincide with any strictly mathematical order, making it difficult to reason about the quality of systems of rewrite rules. Therefore, it is necessary to conduct experimental research on the impact of rewrite rule selection for </text:span><text:span text:style-name="T20">EqSat</text:span><text:span text:style-name="T19">. A key factor is the impact of the number of rules used as well as the way rules are obtained, to determine viable methods of generating efficient sets of rewrite rules.</text:span></text:p>
      <text:h text:style-name="P11" text:outline-level="1">Related Work</text:h>
      <text:h text:style-name="Heading_20_3" text:outline-level="3">Current Practice</text:h>
      <text:p text:style-name="P12">As mentioned before, current implementations of Equality Saturation rely on hand-written collections of domain-specific rewrite rules. In the Egg project, for example, we can find an example for mathematical expressions. The corresponding rewrite rules consist of basic axioms of arithmetic, such as commutativity, common canonicalizations, and the basic rules of integration and differentiation. While most rules are unidirectional, certain rules, such as distributivity, are bidirectional. <text:span text:style-name="T21">Bidirectional rules are encoded by having a rule for each direction.</text:span><text:span text:style-name="T10"><text:note text:id="ftn6" text:note-class="endnote"><text:note-citation text:label="6">6</text:note-citation><text:note-body><text:p text:style-name="Endnote">https://github.com/egraphs-good/egg/blob/main/tests/math.rs</text:p></text:note-body></text:note></text:span> <text:span text:style-name="T22">Limiting bidirectional</text:span><text:span text:style-name="T23">ity to certain</text:span><text:span text:style-name="T22"> rules</text:span><text:span text:style-name="T24"> makes sense intuitively as it limits growth of the E-graph, while allowing expansions of terms which enable more rule matches.</text:span></text:p>
      <text:p text:style-name="P13">Cranelift, a backend currently used for WebAssembly, uses so-called Acyclic E-graphs. Acyclicity is required because a program’s control flow graph is turned into an E-graph, on which optimization is performed in a single pass to solve the pass ordering problem, <text:span text:style-name="T21">i.e., in which order to run optimization passes.</text:span> To achieve this, rewrite rules must not include general associativity or commutativity, and <text:span text:style-name="T25">bidirectional rules are generally not allowed. The authors acknowledge the downsides to this approach, including the potential to miss rewrites.</text:span><text:span text:style-name="T26"><text:note-ref text:note-class="endnote" text:reference-format="text" text:ref-name="ftn5">5</text:note-ref></text:span><text:span text:style-name="T27"> Similarly to Egg, the rules used consist mostly of well-known identities, although more rules are included covering specific cases. Here, due to the limitations, the quality of optimizations heavily depends on the selection of rewrite rules, as an increase in </text:span><text:span text:style-name="T28">the </text:span><text:span text:style-name="T27">complexity of a term is not possible.</text:span></text:p>
      <text:p text:style-name="P14"><text:span text:style-name="T29">When performing </text:span><text:span text:style-name="T30">EqSat</text:span><text:span text:style-name="T29">, we are not restricted to finding </text:span><text:span text:style-name="T31">some optimal</text:span><text:span text:style-name="T29"> term. We can also use the technique for proving equivalence of two terms. Equivalence is proven, in this case, if the root symbols of both terms are in the same E-class. </text:span><text:span text:style-name="T30">The downside to using EqSat for proofs is again an explosion in E-graph size for many problems. Guided Equality Saturation tries to mitigate these issues by introducing guides, which allow a user to give hints regarding the structure the term should take. This way we can nudge the process in a promising direction.</text:span><text:span text:style-name="T30"><text:note text:id="ftn7" text:note-class="endnote"><text:note-citation text:label="7">7</text:note-citation><text:note-body><text:p text:style-name="Endnote">Thomas Kœhler, Andrés Goens, Siddharth Bhat, Tobias Grosser, Phil Trinder, and Michel Steuwer. 2024. Guided Equality Saturation. Proc. ACM Program. Lang. 8, POPL, Article 58 (January 2024), 32 pages. https://doi.org/10.1145/3632900</text:p></text:note-body></text:note></text:span><text:span text:style-name="T30"> </text:span></text:p>
      <text:h text:style-name="Heading_20_3" text:outline-level="3">Knuth-Bendix Completion</text:h>
      <text:p text:style-name="P15"><text:span text:style-name="T29">We also find the idea of guiding rewrites when proving equalities </text:span><text:span text:style-name="T32">using</text:span><text:span text:style-name="T29"> Knuth-Bendix completion (KBC). However, rather than rewriting from one term to another, KBC </text:span><text:span text:style-name="T32">proofs</text:span><text:span text:style-name="T29"> attempt to rewrite both terms into a normal form. The normal form is </text:span><text:span text:style-name="T33">the</text:span><text:span text:style-name="T29"> smallest equivalent term according to the Knuth-Bendix ordering (KBO). The KBO is a well-founded simplification order. Therefore, for all equivalence classes of ground terms, </text:span><text:span text:style-name="T34">i.e., </text:span><text:span text:style-name="T35">terms that</text:span><text:span text:style-name="T29"> contain no variables, there exists exactly one smallest member. </text:span><text:span text:style-name="T36">When using</text:span><text:span text:style-name="T29"> KBC, rules can only be applied in one direction, namely from the larger to the smaller side, according to KBO. </text:span><text:span text:style-name="T37">For the most basic variants of the algorithm, this can become problematic as KBO is not total on non-ground terms. When a rule can’t be ordered, these variants fail. It is, however, possible to delay the ordering of rules until they are matched. Variants which employ this method are called unfailing KBC, which we will simply refer to as KBC going forward. Since </text:span><text:soft-page-break/><text:span text:style-name="T37">KBC </text:span><text:span text:style-name="T36">proofs </text:span><text:span text:style-name="T37">only allow rewrites in one direction, </text:span><text:span text:style-name="T35">the algorithm</text:span><text:span text:style-name="T37"> needs to account for cases where an increase in complexity is required before simplifying a term to its normal form. This is particularly important, since the normal form is not known beforehand. </text:span></text:p>
      <text:p text:style-name="P15"><text:span text:style-name="T38">KBC solves this problem by completing the set of rewrite rules to a confluent term rewriting system (TRS). A TRS is confluent if any two terms derived from the same term can be simplified into a common descendant using the TRS. The consequence of having a confluent TRS is that all terms can be rewritten into their normal form by applying rewrite rules in an arbitrary order. Given a confluent TRS, proving equivalence is straightforward. </text:span><text:span text:style-name="T39">KBC provides a way to find such a system by deriving new rules until the TRS is confluent. For many equational theories, no finite confluent TRS exists, in which case KBC diverges. When the algorithm </text:span><text:span text:style-name="T40">diverges</text:span><text:span text:style-name="T39"> and completion is not possible, KBC becomes a semi-decision process, where proving inequality </text:span><text:span text:style-name="T41">for</text:span><text:span text:style-name="T39"> two terms is not possible, but equality is eventually proven for any two equivalent terms.</text:span><text:span text:style-name="T42"><text:note text:id="ftn8" text:note-class="endnote"><text:note-citation text:label="8">8</text:note-citation><text:note-body><text:p text:style-name="Endnote">Dick, Jeremy. (1991). An Introduction to Knuth-Bendix Completion. Comput. J.. 34. 2-15. 10.1093/comjnl/34.1.2. </text:p></text:note-body></text:note></text:span></text:p>
      <text:p text:style-name="P16"><text:span text:style-name="T43">KBC is an interesting option for generating rewrite rules for multiple reasons. Firstly, the completion process itself is independent from the proof goal </text:span><text:span text:style-name="T44">and generates rules </text:span><text:span text:style-name="T41">that</text:span><text:span text:style-name="T44"> are generally applicable in the given theory. This means that the relevant computational overhead </text:span><text:span text:style-name="T45">only </text:span><text:span text:style-name="T44">consists of having to match and potentially apply more rules </text:span><text:span text:style-name="T45">during EqSat</text:span><text:span text:style-name="T44">. </text:span><text:span text:style-name="T45">Since KBC also deletes rules </text:span><text:span text:style-name="T41">that</text:span><text:span text:style-name="T45"> are subsumed by other rules, it may also remove rules </text:span><text:span text:style-name="T41">that</text:span><text:span text:style-name="T45"> lack generality. Potentially, the greatest benefit, however, comes from the term order</text:span><text:span text:style-name="T46">ing</text:span><text:span text:style-name="T45"> KBC applies. </text:span><text:span text:style-name="T46">Rule applications always simplify the term, wh</text:span><text:span text:style-name="T47">ich is very useful when trying to optimize for term size. However, the normal forms produced by KBO might not coincide with canonicalizations used to optimize for specific hardware. Also, KBC likely diverges, which means that we get none of the guarantees provided by a confluent TRS. Therefore, we still have to </text:span><text:span text:style-name="T41">decide when to</text:span><text:span text:style-name="T47"> stop the process. </text:span><text:span text:style-name="T48">Although we can prioritize rules with smaller </text:span><text:span text:style-name="T49">left-hand sides</text:span><text:span text:style-name="T48"> during completion, we cannot assume that local confluence is achieved for terms up to a specific size. Hence, as long as KBC doesn’t terminate, EqSat may still miss rewrites.</text:span></text:p>
      <text:p text:style-name="P17"><text:span text:style-name="T43">Aside from using KBC as a way to generate rules for EqSat, we can also consider it as a standalone way of optimizing terms. The benefit KBC holds when proving equivalence is that it allows greedy rewriting as soon as a confluent system is found. As mentioned before, generally no guarantees exist if KBC doesn’t terminate, and since the normal form of a term is not known beforehand, it is not possible to verify whether a term is optimal. However, due to resource constraints, EqSat also can’t give any optimality guarantees. Since rewriting greedily is much cheaper than EqSat, there would be </text:span><text:span text:style-name="T50">a</text:span><text:span text:style-name="T43"> substantial benefit in not employing EqSat at all and instead rewriting greedily. </text:span><text:span text:style-name="T51">We can expect a trade-off where EqSat is likely to find more optimal terms if it can explore a large enough space before running into resource limits, while rewriting greedily finds terms faster and will work better when fewer resources are available.</text:span></text:p>
      <text:h text:style-name="Heading_20_3" text:outline-level="3">Twee</text:h>
      <text:p text:style-name="P17">Twee is an automated theorem prover based on KBC. The tool has some properties <text:span text:style-name="T52">that</text:span> make it interesting for rewrite rule generation outside of theorem proving. The first advantage Twee offers is the weight function it uses for KBO. The tool assigns the same weight to all function symbol<text:span text:style-name="T52">s</text:span> and <text:soft-page-break/>generates a precedence order over function symbols based on the frequency with which they appear in the initial set of axioms. As a result, there is no need for the user to come up with a suitable weight function. In the case of arithmetic, the resulting ordering is simply based on term size. Twee also offers some convenience when it comes to rule extraction. We can specify criteria such as a maximum number of terms and maximum term size, and upon reaching any of the specified limits, Twee stops the completion and outputs the final system. While a proof goal is technically required, we can simply provide a contradiction to ensure execution continues until completion or reaching one of the provided resource limits.<text:note text:id="ftn9" text:note-class="endnote"><text:note-citation text:label="9">9</text:note-citation><text:note-body><text:p text:style-name="Endnote">Nicholas Smallbone. 2021. Twee: An Equational Theorem Prover. In Automated Deduction – CADE 28: 28th International Conference on Automated Deduction, Virtual Event, July 12–15, 2021, Proceedings. Springer-Verlag, Berlin, Heidelberg, 602–613. https://doi.org/10.1007/978-3-030-79876-5_35</text:p></text:note-body></text:note> An important feature built into Twee is its handling of conditional rewrite rules. Since KBC only works on terms, such conditions must be encoded into the term itself. Twee solves this by a special encoding, resembling an if-then-else expression.<text:note text:id="ftn10" text:note-class="endnote"><text:note-citation text:label="10">10</text:note-citation><text:note-body><text:p text:style-name="Endnote">Claessen, K., Smallbone, N. (2018). Efficient Encodings of First-Order Horn Formulas in Equational Logic. In: Galmiche, D., Schulz, S., Sebastiani, R. (eds) Automated Reasoning. IJCAR 2018. Lecture Notes in Computer Science(), vol 10900. Springer, Cham. https://doi.org/10.1007/978-3-319-94205-6_26</text:p></text:note-body></text:note> It is crucial that rewrites can be conditional since partial functions, such as division, are important when minimizing terms. While intended as an automated theorem prover, Twee is a good option for our purpose of generating rewrite rules using KBC due to its ease of use and flexibility.</text:p>
      <text:h text:style-name="Heading_20_2" text:outline-level="2">Applications</text:h>
      <text:p text:style-name="P18">The primary notion of optimality we consider here is term size. Smaller terms, using fewer operators, translate into fewer instructions and therefore faster execution. As discussed before, optimizing for term size is in line with the underlying order of KBC. This is not the case for other notions of optimality. Herbie is a tool <text:span text:style-name="T52">that</text:span> improves accuracy for floating-point expression<text:span text:style-name="T52">s</text:span>. While it tries to eliminate subterms if possible, it might want to rewrite to larger expressions in order to avoid certain <text:span text:style-name="T53">operators or patterns</text:span>.<text:note text:id="ftn11" text:note-class="endnote"><text:note-citation text:label="11">11</text:note-citation><text:note-body><text:p text:style-name="Endnote">Pavel Panchekha, Alex Sanchez-Stern, James R. Wilcox, and Zachary Tatlock. 2015. Automatically improving accuracy for floating point expressions. SIGPLAN Not. 50, 6 (June 2015), 1–11. https://doi.org/10.1145/2813885.2737959</text:p></text:note-body></text:note> Since <text:span text:style-name="T53">what to avoid</text:span> depend<text:span text:style-name="T53">s</text:span> on specific architectures, the rewrites Herbie applies are likely not compatible with an ordering, <text:span text:style-name="T54">usable with</text:span> KBC.</text:p>
      <text:h text:style-name="P19" text:outline-level="1">Hypotheses</text:h>
      <text:p text:style-name="P20">H1: Extending rule sets by performing Knuth-Bendix Completion improves performance in terms of (a) saturation time and (b) quality of output for current implementations of Equality Saturation.</text:p>
      <text:p text:style-name="P20">H2: Greedy rewriting is a viable alternative to Equality Saturation, <text:span text:style-name="T55">in terms of output quality,</text:span> when compile-time resources are limited.</text:p>
      <text:h text:style-name="P21" text:outline-level="1">Practical Considerations</text:h>
      <text:h text:style-name="Heading_20_3" text:outline-level="3">KBO</text:h>
      <text:p text:style-name="P22">The ordering employed by KBC has properties we need to consider when working outside of the context of theorem proving. As mentioned before, KBO is a simplification order but does not necessarily comply with the notion of optimality in program optimization. When examining the rules used by Egg for arithmetic expressions, we notice that there are rules <text:span text:style-name="T52">that</text:span> canonicalize the structure of a term. An example is a rule, which ensures that chains of additions of the form <text:span text:style-name="T56">a+(b+(c+d))</text:span><text:span text:style-name="T57"> are rewritten to </text:span><text:span text:style-name="T56">(a+b)+(c+d)</text:span><text:span text:style-name="T57">. Such a rewrite is sensible in the context of a compiler optimization, since the </text:span><text:soft-page-break/><text:span text:style-name="T57">d</text:span><text:span text:style-name="T58">epth of the target expression is smaller than that of the original expression. This reduces the dependencies between sub-expressions. As a lexicographic ordering, KBO will generally order the rule in the opposite direction since we have </text:span><text:span text:style-name="T59">a &lt; (a+b)</text:span><text:span text:style-name="T60"> for the leftmost sub-expression of the addition at the root of each expression. This will generally have a negative impact when considering H2. Since EqSat chooses the optimal expression based on a cost function, H1 may not be affected if both expressions are part of the final E-graph. There are different ways of tackling this issue. First, we could preserve the ordering of certain, or all, original rules, i.e., rules not generated by KBC. However, this would be in conflict with KBO and work against KBC’s attempt at constructing a confluent </text:span><text:span text:style-name="T61">TRS. Making such rules bidirectional would mitigate this issue, but would significantly increase E-graph growth</text:span><text:span text:style-name="T62">.</text:span><text:span text:style-name="T60"> </text:span><text:span text:style-name="T62">Alternatively, we could add a second phase to the process, in which we apply architecture-specific rewrites. In this case, we minimize the given term greedily or using EqSat and then apply a sep</text:span><text:span text:style-name="T63">a</text:span><text:span text:style-name="T62">rate set of rewrite rules to canonicalize. This two-step approach adds additional overhead but comes with two advantages: first, the optimization process is decoupled from specific architectures, making it more generally applicable. Second, we get the optimal term in both the context of H1 and H2.</text:span></text:p>
      <text:h text:style-name="Heading_20_3" text:outline-level="3">Rule Selection</text:h>
      <text:p text:style-name="P23">When KBC terminates, rule selection is not necessary. However, since termination is unlikely to happen in most cases, we have to determine which of the generated rules we use or how many rules we want to generate. Rule selection very much depends on the application. We expect additional rules to generate overhead when it comes to matching, therefore, we have an incentive to only use rules that are useful. Usefulness, however, depends on the input problem. A simple case of this dependence is the expression <text:span text:style-name="T64">domain</text:span>. Assuming, for instance, we want to optimize a program <text:span text:style-name="T65">that</text:span> only works on natural numbers, rules containing negation and non-natural numbers can be omitted. The responsibility for this choice lies with the user, providing the original set of rules.</text:p>
      <text:p text:style-name="P23">If the program to be optimized is expected to mostly contain terms up to a specific size, we have a more interesting problem. Rules whose left-hand side is larger than all input terms are inherently useless. <text:span text:style-name="T66">In such a case, we could filter rules by the size of their left-hand sides. Since we don’t expect KBC to terminate, we still have to make a choice on the number of rules to be generated in the first place. Simply forcing termination when newly generated rules surpass a certain size is possible, but KBC might discover rules later on </text:span><text:span text:style-name="T65">that</text:span><text:span text:style-name="T66"> can be simplified or can simplify other rules, such that we cannot know whether useful rules will still be generated. Clearly, limiting the number of rules using some constant is also not optimal, since a broader underlying theory comes with a larger number of rules required to cover the relevant space. The problem of selecting rules can therefore not be solved </text:span><text:span text:style-name="T65">generally</text:span><text:span text:style-name="T66">. Instead, we can either rely on testing for individual combinations of input rules and example programs or find a heuristic </text:span><text:span text:style-name="T67">that</text:span><text:span text:style-name="T66"> terminates KBC when certain criteria are fulfilled. Such criteria could be the difference in size between </text:span><text:span text:style-name="T67">the </text:span><text:span text:style-name="T66">left-hand side and</text:span><text:span text:style-name="T67"> </text:span><text:span text:style-name="T66">right-hand side, the time required to generate new rules, or </text:span><text:span text:style-name="T68">the </text:span><text:span text:style-name="T69">proportion of newly generated rules </text:span><text:span text:style-name="T68">that</text:span><text:span text:style-name="T69"> are within a specific size limit.</text:span></text:p>
      <text:h text:style-name="P24" text:outline-level="1"/>
      <text:h text:style-name="P25" text:outline-level="1">Validation</text:h>
      <text:h text:style-name="Heading_20_3" text:outline-level="3">H1: KBC-Extended <text:span text:style-name="T70">R</text:span>ule Sets for EqSat</text:h>
      <text:p text:style-name="P26">To determine whether extending rule sets for EqSat using KBC improves EqSat performance, we must choose a setup and evaluation metrics. For generating rules, we will use Twee. We will use example rule sets provided by Egg, translate them into TPTP format, extend the rules, and use Egg to perform EqSat. As metrics, we will use saturation time as provided by Egg, graph size as provided by Egg, and cost functions relating to term size and depth. This way, we capture both resource usage during EqSat and output quality. <text:span text:style-name="T71">We will perform rule selection in different ways. First, we will generate rules up to a certain size, which can be done easily using the options Twee provides. We will also generate rules up to a certain number. We will use multiple test sets, containing terms within specific size ranges. Testing across different rule and term sets will provide insight into the impact of the size of rule sets on the EqSat process. Acceptance of H1 depends, then, on the comparison of the results generated with extended rule sets and those generated with Egg’s original rules. </text:span><text:span text:style-name="T70">A significant improvement on average in either saturation time or output quality across all test terms will be sufficient for partial acceptance. Significant improvements on average in both metrics, or in one metric with the other one being equal, will be sufficient for fully accepting H1.</text:span></text:p>
      <text:h text:style-name="Heading_20_3" text:outline-level="3">H2: Greedy Rewriting Using KBC-Extended Rule Sets</text:h>
      <text:p text:style-name="P27">To validate H2, we use simple greedy rewriting, measuring the time spent rewriting and evaluating the simplified terms using the same cost functions mentioned before. The testing will be conducted analogously to H1. <text:span text:style-name="T68">Since</text:span><text:span text:style-name="T72"> we can expect the time spent on rewriting to be significantly less compared to EqSat, we will primarily evaluate H2 on the average ratio of the cost of simplified terms compared to EqSat, using Egg’s original rules. For this, only terms will be considered for which, for either of the two methods, the cost of the original term is unequal to the cost of the simplified term. The latter ensures that the results retain validity even when the test set contains terms </text:span><text:span text:style-name="T68">that</text:span><text:span text:style-name="T72"> are already optimal.</text:span></text:p>
      <text:h text:style-name="P28" text:outline-level="1">Scope of the Work</text:h>
      <text:p text:style-name="P29">The primary purpose of the work is to determine whether rewrite rules generated with KBC are generally useful for program optimization. <text:span text:style-name="T73">For this purpose, we will evaluate both the standalone method of greedy rewriting using rules generated by KBC and EqSat with the same rules. The tests will primarily be conducted in comparison with Egg on the domain of arithmetic expressions. Egg is a commonly used and actively developed implementation of EqSat and </text:span><text:span text:style-name="T74">is therefore fit as a baseline for comparison. Arithmetic expressions are a natural application for both EqSat and KBC. Since we can use a simple weight function for KBC and simple cost functions for evaluation, we can expect the results to be generally valid. The tests should answer the formulated hypotheses and give insight into the impact of the number of utilized rules on EqSat running time.</text:span></text:p>
      <text:p text:style-name="P30"><text:soft-page-break/>To improve its value, th<text:span text:style-name="T75">e</text:span> work may broaden its scope in different directions. First, we may perform the aforementioned tests on different domains, such as <text:span text:style-name="T68">B</text:span>oolean or bitvector algebra. <text:span text:style-name="T76">Additionally</text:span>, we may use tools other than Egg, i.e., Cranelift or Egglog<text:note text:id="ftn12" text:note-class="endnote"><text:note-citation text:label="12">12</text:note-citation><text:note-body><text:p text:style-name="Endnote">Yihong Zhang, Yisu Remy Wang, Oliver Flatt, David Cao, Philip Zucker, Eli Rosenthal, Zachary Tatlock, and Max Willsey. 2023. Better Together: Unifying Datalog and Equality Saturation. Proc. ACM Program. Lang. 7, PLDI, Article 125 (June 2023), 25 pages. https://doi.org/10.1145/3591239</text:p></text:note-body></text:note>, <text:span text:style-name="T76">as a baseline for comparison. Changing the baseline ensures that potential performance improvements occur independent of Egg’s specific implementation. A comparison with Cranelift is particularly interesting due to the strongly ordered nature of its rule set. Applying the approach to Herbie is also possible, </text:span><text:span text:style-name="T77">although Herbie not optimizing for minimality might require sizable adjustments, i.e., finding a proper weight function for KBC. Lastly, we may attempt to find a heuristic for rule selection. This would be valuable, as it allows the entire process to be automated, although it requires extensive testing, and it </text:span><text:span text:style-name="T78">is unclear</text:span><text:span text:style-name="T77"> whether a generally applicable heuristic </text:span><text:span text:style-name="T78">exists</text:span><text:span text:style-name="T77">. Which of these optional topics will be part of the work depends on the initial results as well as time constraints.</text:span></text:p>
      <text:p text:style-name="P31">Th<text:span text:style-name="T75">e</text:span> work will <text:span text:style-name="T75">focus purely on verifying the specified hypotheses. It will not integrate KBC into an existing EqSat implementation. While all steps will be documented and relevant data and source files will be provided, implementing a tool </text:span><text:span text:style-name="T79">that</text:span><text:span text:style-name="T75"> uses KBC in the context of optimization is not within the scope of this work. </text:span></text:p>
      <text:h text:style-name="P32" text:outline-level="1">Time Schedule</text:h>
      <table:table table:name="Table1" table:style-name="Table1">
        <table:table-column table:style-name="Table1.A"/>
        <table:table-column table:style-name="Table1.B"/>
        <table:table-row>
          <table:table-cell table:style-name="Table1.A1" office:value-type="string">
            <text:p text:style-name="P33">Week</text:p>
          </table:table-cell>
          <table:table-cell table:style-name="Table1.B1" office:value-type="string">
            <text:p text:style-name="P33">Planned Work</text:p>
          </table:table-cell>
        </table:table-row>
        <table:table-row>
          <table:table-cell table:style-name="Table1.A2" office:value-type="string">
            <text:p text:style-name="P33">1</text:p>
          </table:table-cell>
          <table:table-cell table:style-name="Table1.B2" office:value-type="string">
            <text:p text:style-name="P33">Implementing core utilities (Translating between formats, test pipeline, etc.)</text:p>
          </table:table-cell>
        </table:table-row>
        <table:table-row>
          <table:table-cell table:style-name="Table1.A2" office:value-type="string">
            <text:p text:style-name="P33">2</text:p>
          </table:table-cell>
          <table:table-cell table:style-name="Table1.B2" office:value-type="string">
            <text:p text:style-name="P34">Generating test terms and core tests with EqSat</text:p>
          </table:table-cell>
        </table:table-row>
        <table:table-row>
          <table:table-cell table:style-name="Table1.A2" office:value-type="string">
            <text:p text:style-name="P33">3</text:p>
          </table:table-cell>
          <table:table-cell table:style-name="Table1.B2" office:value-type="string">
            <text:p text:style-name="P34">Greedy rewriting test</text:p>
          </table:table-cell>
        </table:table-row>
        <table:table-row>
          <table:table-cell table:style-name="Table1.A2" office:value-type="string">
            <text:p text:style-name="P33">4</text:p>
          </table:table-cell>
          <table:table-cell table:style-name="Table1.B2" office:value-type="string">
            <text:p text:style-name="P34">Visualizing results</text:p>
          </table:table-cell>
        </table:table-row>
        <table:table-row>
          <table:table-cell table:style-name="Table1.A2" office:value-type="string">
            <text:p text:style-name="P33">5</text:p>
          </table:table-cell>
          <table:table-cell table:style-name="Table1.B2" office:value-type="string">
            <text:p text:style-name="P34">Buffer/Optional topics (e.g. rule selection, Cranelift, etc.)</text:p>
          </table:table-cell>
        </table:table-row>
        <table:table-row>
          <table:table-cell table:style-name="Table1.A2" office:value-type="string">
            <text:p text:style-name="P33">6</text:p>
          </table:table-cell>
          <table:table-cell table:style-name="Table1.B2" office:value-type="string">
            <text:p text:style-name="P34">Buffer/Optional topics (e.g. rule selection, Cranelift, etc.)</text:p>
          </table:table-cell>
        </table:table-row>
        <table:table-row>
          <table:table-cell table:style-name="Table1.A2" office:value-type="string">
            <text:p text:style-name="P33">7</text:p>
          </table:table-cell>
          <table:table-cell table:style-name="Table1.B2" office:value-type="string">
            <text:p text:style-name="P34">Buffer/Optional topics (e.g. rule selection, Cranelift, etc.)</text:p>
          </table:table-cell>
        </table:table-row>
        <table:table-row>
          <table:table-cell table:style-name="Table1.A2" office:value-type="string">
            <text:p text:style-name="P33">8</text:p>
          </table:table-cell>
          <table:table-cell table:style-name="Table1.B2" office:value-type="string">
            <text:p text:style-name="P34">Writing</text:p>
          </table:table-cell>
        </table:table-row>
        <table:table-row>
          <table:table-cell table:style-name="Table1.A2" office:value-type="string">
            <text:p text:style-name="P33">9</text:p>
          </table:table-cell>
          <table:table-cell table:style-name="Table1.B2" office:value-type="string">
            <text:p text:style-name="P34">Writing</text:p>
          </table:table-cell>
        </table:table-row>
        <table:table-row>
          <table:table-cell table:style-name="Table1.A2" office:value-type="string">
            <text:p text:style-name="P33">10</text:p>
          </table:table-cell>
          <table:table-cell table:style-name="Table1.B2" office:value-type="string">
            <text:p text:style-name="P34">Writing</text:p>
          </table:table-cell>
        </table:table-row>
        <table:table-row>
          <table:table-cell table:style-name="Table1.A2" office:value-type="string">
            <text:p text:style-name="P33">11</text:p>
          </table:table-cell>
          <table:table-cell table:style-name="Table1.B2" office:value-type="string">
            <text:p text:style-name="P34">Writing/Proof reading</text:p>
          </table:table-cell>
        </table:table-row>
        <table:table-row>
          <table:table-cell table:style-name="Table1.A2" office:value-type="string">
            <text:p text:style-name="P33">12</text:p>
          </table:table-cell>
          <table:table-cell table:style-name="Table1.B2" office:value-type="string">
            <text:p text:style-name="P34">Proof reading</text:p>
          </table:table-cell>
        </table:table-row>
      </table:table>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6 Copy 1"/><text:page-number text:select-page="current" text:page-adjust="-1">6</text:page-number><text:bookmark-end text:name="PageNumWizard_FOOTER_Default Page Style6 Copy 1"/></text:p>
      </style:footer>
      <style:footer-first>
        <text:p text:style-name="MP1"/>
      </style:footer-first>
    </style:master-page>
    <style:master-page style:name="Endnote" style:page-layout-name="Mpm2" draw:style-name="Mdp1"/>
    <style:master-page style:name="Foot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04:49:03.188217574</meta:creation-date>
    <dc:date>2025-08-01T14:06:22.297243848</dc:date>
    <meta:editing-duration>PT10H11M11S</meta:editing-duration>
    <meta:editing-cycles>48</meta:editing-cycles>
    <meta:generator>LibreOffice/24.8.7.2$Linux_X86_64 LibreOffice_project/480$Build-2</meta:generator>
    <meta:print-date>2025-08-01T13:37:32.190624704</meta:print-date>
    <meta:document-statistic meta:table-count="1" meta:image-count="0" meta:object-count="0" meta:page-count="9" meta:paragraph-count="81" meta:word-count="3664" meta:character-count="23375" meta:non-whitespace-character-count="19789"/>
  </office:meta>
</office:document-meta>
</file>